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09b4e22" style:font-size-asian="16pt" style:font-name-complex="Times New Roman1" style:font-size-complex="16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c14846" officeooo:paragraph-rsid="00c14846" style:font-size-asian="16pt" style:font-name-complex="Times New Roman1" style:font-size-complex="16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d668c3" officeooo:paragraph-rsid="00f525f3" style:font-size-asian="16pt" style:font-weight-asian="bold" style:font-name-complex="Times New Roman1" style:font-size-complex="16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officeooo:paragraph-rsid="008d56c8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e95bcd" officeooo:paragraph-rsid="00e95bcd" style:font-size-asian="16pt" style:font-name-complex="Times New Roman1" style:font-size-complex="16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e95bcd" officeooo:paragraph-rsid="00edcc4c" style:font-size-asian="16pt" style:font-name-complex="Times New Roman1" style:font-size-complex="16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f525f3" officeooo:paragraph-rsid="00f525f3" style:font-size-asian="16pt" style:font-name-complex="Times New Roman1" style:font-size-complex="16pt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page-number="auto" style:writing-mode="lr-tb"/>
      <style:text-properties style:font-name="Times New Roman" fo:font-size="16pt" officeooo:rsid="00e95bcd" officeooo:paragraph-rsid="00e95bcd" style:font-size-asian="16pt" style:font-name-complex="Times New Roman1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36pt" style:font-size-asian="36pt" style:font-size-complex="36pt"/>
    </style:style>
    <style:style style:name="T3" style:family="text">
      <style:text-properties style:font-name="Times New Roman" fo:font-size="36pt" style:font-size-asian="36pt" style:font-name-complex="Ubuntu1" style:font-size-complex="36pt"/>
    </style:style>
    <style:style style:name="T4" style:family="text">
      <style:text-properties style:font-name="Times New Roman" fo:font-size="36pt" officeooo:rsid="00bfd63a" style:font-size-asian="36pt" style:font-name-complex="Ubuntu1" style:font-size-complex="36pt"/>
    </style:style>
    <style:style style:name="T5" style:family="text">
      <style:text-properties style:font-name="Times New Roman" fo:font-size="36pt" officeooo:rsid="00e95bcd" style:font-size-asian="36pt" style:font-name-complex="Ubuntu1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officeooo:rsid="00904ff8"/>
    </style:style>
    <style:style style:name="T8" style:family="text">
      <style:text-properties fo:font-weight="bold" officeooo:rsid="009241fb" style:font-weight-asian="bold" style:font-weight-complex="bold"/>
    </style:style>
    <style:style style:name="T9" style:family="text">
      <style:text-properties fo:font-weight="bold" officeooo:rsid="00ad3fe1" style:font-weight-asian="bold" style:font-weight-complex="bold"/>
    </style:style>
    <style:style style:name="T10" style:family="text">
      <style:text-properties fo:font-weight="bold" officeooo:rsid="00904ff8" style:font-weight-asian="bold" style:font-weight-complex="bold"/>
    </style:style>
    <style:style style:name="T11" style:family="text">
      <style:text-properties fo:font-weight="bold" officeooo:rsid="00e667de" style:font-weight-asian="bold" style:font-weight-complex="bold"/>
    </style:style>
    <style:style style:name="T12" style:family="text">
      <style:text-properties fo:font-weight="bold" officeooo:rsid="00f525f3" style:font-weight-asian="bold" style:font-weight-complex="bold"/>
    </style:style>
    <style:style style:name="T13" style:family="text">
      <style:text-properties style:font-name-asian="DejaVu Sans"/>
    </style:style>
    <style:style style:name="T14" style:family="text">
      <style:text-properties officeooo:rsid="00f525f3" style:font-name-asian="DejaVu Sans"/>
    </style:style>
    <style:style style:name="T15" style:family="text">
      <style:text-properties officeooo:rsid="00e9f4e6"/>
    </style:style>
    <style:style style:name="T16" style:family="text">
      <style:text-properties officeooo:rsid="00f2c335"/>
    </style:style>
    <style:style style:name="T17" style:family="text">
      <style:text-properties officeooo:rsid="00f525f3"/>
    </style:style>
    <style:style style:name="T18" style:family="text">
      <style:text-properties officeooo:rsid="00f692fb"/>
    </style:style>
    <style:style style:name="T19" style:family="text">
      <style:text-properties officeooo:rsid="00f8ce25"/>
    </style:style>
    <style:style style:name="T20" style:family="text">
      <style:text-properties officeooo:rsid="010d96c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Сегодня ночью, безымянный мат-боец для очередной справки от психиатра прошёл в Тёмный Коридор. Однако, в этот раз <text:span text:style-name="T18">в</text:span> коридоре всё было оцеплено аварийным красно-жёлтым скотчем, а очереди к Психиатру не было вовсе. Из кабинета Психиатра пошёл пар, и вскоре после этого в дверях появился ремонтник с пластиков<text:span text:style-name="T15">ой ёмкостью в руках, от которой шёл приятный куриный аромат. Ремонтник очень удивился абитуриенту:</text:span></text:p>
      <text:p text:style-name="P7">– <text:span text:style-name="T15">Ты что тут делаешь??</text:span></text:p>
      <text:p text:style-name="P7">– <text:span text:style-name="T15">Я вообще-то к психиатру…</text:span></text:p>
      <text:p text:style-name="P7">– <text:span text:style-name="T15">Тебя тут вообще быть не должно. Психиатр на минус первом этаже, а не в Тёмном Коридоре. И вообще, Коридор на ремонте давно.</text:span></text:p>
      <text:p text:style-name="P8">– <text:span text:style-name="T19">Но мы тут вообще-то уже четвёртую ночь собираемся в очереди человек по 30, собираем справки, кидаем монетки в фонтанчик...</text:span></text:p>
      <text:p text:style-name="P8">– <text:s/><text:span text:style-name="T16">Этот кабинет психиатра, как и весь Тёмный коридор, не используется с восемьдесят шестого года, когда в этой секции Военко-мата произошёл пожар Многие не успели эвакуироваться, так как посчитали тревогу учебной! И вообще, вы фонтанчик сломали! Это единственное, что уцелело за тридцать три года! И почему вы приходите ночью, когда Военко-мат открывается в шесть утра? Как вы проходите охрану?</text:span></text:p>
      <text:p text:style-name="P9">– …</text:p>
      <text:p text:style-name="P9">– А ничего, что это жутко дофига? Вы действительно уверены, что кабинет открывается в 03:00, а закрывается в 06:30?</text:p>
      <text:p text:style-name="P9">– Но у меня в обходном листе написано…</text:p>
      <text:p text:style-name="P9">– <text:span text:style-name="T20">В о</text:span>бходном листе у тебя ОДНА строчка психиатра, и четыре <text:s/>разных подписи, сделанные ТВОИМ почерком. Тебе нужно к ПСИХИАТРУ. На <text:span text:style-name="T1">минус </text:span>первом этаже. С шести до девяти, кстати, принимает он парами.</text:p>
      <text:p text:style-name="P6"><text:span text:style-name="T6">Д</text:span><text:span text:style-name="T2">ень</text:span><text:span text:style-name="T3"> </text:span><text:span text:style-name="T5">девятый</text:span><text:span text:style-name="T3">. </text:span><text:span text:style-name="T4">Психиатр.</text:span></text:p>
      <text:p text:style-name="P3"><text:tab/><text:span text:style-name="T17">Оказывается, на минус первом этаже точно такая же планировка, как и в Тёмной Коридоре. Только уже не так холодно – всё таки на минус первом окон нет совсем.</text:span></text:p>
      <text:p text:style-name="P3"><text:span text:style-name="T17">З</text:span>аписываем время в формате чч:мм, имя (не больше 14 символов).</text:p>
      <text:p text:style-name="P1">Начало – <text:span text:style-name="T9">0</text:span><text:span text:style-name="T12">6</text:span><text:span text:style-name="T9">:</text:span><text:span text:style-name="T11">0</text:span><text:span text:style-name="T12">0</text:span></text:p>
      <text:p text:style-name="P5"><text:span text:style-name="T7">Конец – </text:span><text:span text:style-name="T10">0</text:span><text:span text:style-name="T12">9</text:span><text:span text:style-name="T8">:</text:span><text:span text:style-name="T12">00</text:span></text:p>
      <text:p text:style-name="P2">Время процедуры –<draw:frame draw:style-name="fr1" draw:name="Object1" text:anchor-type="as-char" svg:y="-0.2437in" svg:width="2.718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минут</text:p>
      <text:p text:style-name="P4"><text:span text:style-name="T13">В кабинет </text:span><text:span text:style-name="T14">можно зайти только по дво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5H38M32S</meta:editing-duration>
    <meta:editing-cycles>106</meta:editing-cycles>
    <meta:generator>LibreOffice/6.2.2.2$Linux_X86_64 LibreOffice_project/20$Build-2</meta:generator>
    <dc:date>2019-07-16T02:00:43.068993865</dc:date>
    <meta:document-statistic meta:table-count="0" meta:image-count="0" meta:object-count="1" meta:page-count="1" meta:paragraph-count="17" meta:word-count="278" meta:character-count="1776" meta:non-whitespace-character-count="1499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425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425 cdot число игроков } rfloor
</annotation>
  </semantics>
</math>
</file>